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9ca9d" officeooo:paragraph-rsid="0009ca9d" style:font-size-asian="12.25pt" style:font-size-complex="14pt"/>
    </style:style>
    <style:style style:name="P2" style:family="paragraph" style:parent-style-name="Standard" style:list-style-name="L1">
      <style:paragraph-properties fo:text-align="start" style:justify-single-word="false"/>
      <style:text-properties fo:font-size="14pt" officeooo:rsid="0009ca9d" officeooo:paragraph-rsid="000afd56" style:font-size-asian="12.25pt" style:font-size-complex="14pt"/>
    </style:style>
    <style:style style:name="P3" style:family="paragraph" style:parent-style-name="Standard">
      <style:paragraph-properties fo:text-align="start" style:justify-single-word="false"/>
      <style:text-properties fo:font-size="14pt" officeooo:rsid="000afd56" officeooo:paragraph-rsid="000afd56" style:font-size-asian="12.25pt" style:font-size-complex="14pt"/>
    </style:style>
    <style:style style:name="P4" style:family="paragraph" style:parent-style-name="Standard" style:list-style-name="L1">
      <style:paragraph-properties fo:text-align="start" style:justify-single-word="false"/>
      <style:text-properties fo:font-size="14pt" officeooo:rsid="000afd56" officeooo:paragraph-rsid="000afd56" style:font-size-asian="12.25pt" style:font-size-complex="14pt"/>
    </style:style>
    <style:style style:name="P5" style:family="paragraph" style:parent-style-name="Standard">
      <style:paragraph-properties fo:text-align="center" style:justify-single-word="false"/>
      <style:text-properties fo:font-size="14pt" officeooo:rsid="000ea05f" officeooo:paragraph-rsid="000ea05f" style:font-size-asian="12.25pt" style:font-size-complex="14pt"/>
    </style:style>
    <style:style style:name="P6" style:family="paragraph" style:parent-style-name="Standard">
      <style:paragraph-properties fo:text-align="justify" style:justify-single-word="false"/>
      <style:text-properties fo:font-size="14pt" officeooo:rsid="0015c2aa" officeooo:paragraph-rsid="0015c2aa" style:font-size-asian="12.25pt" style:font-size-complex="14pt"/>
    </style:style>
    <style:style style:name="P7" style:family="paragraph" style:parent-style-name="Standard">
      <style:paragraph-properties fo:text-align="center" style:justify-single-word="false"/>
      <style:text-properties fo:font-size="14pt" officeooo:rsid="0017714e" officeooo:paragraph-rsid="0017714e" style:font-size-asian="12.25pt" style:font-size-complex="14pt"/>
    </style:style>
    <style:style style:name="P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officeooo:rsid="0009ca9d" officeooo:paragraph-rsid="000ea05f" style:font-size-asian="12.25pt" style:font-size-complex="14pt"/>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officeooo:rsid="000afd56" officeooo:paragraph-rsid="000afd56" style:font-size-asian="12.25pt" style:font-size-complex="14pt"/>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officeooo:rsid="0015c2aa" officeooo:paragraph-rsid="0015c2aa" style:font-size-asian="12.25pt" style:font-size-complex="14pt"/>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officeooo:rsid="000ea05f" officeooo:paragraph-rsid="001230d3" style:font-size-asian="12.25pt" style:font-size-complex="14p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officeooo:rsid="000ea05f" officeooo:paragraph-rsid="0015c2aa" style:font-size-asian="12.25pt" style:font-size-complex="14pt"/>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officeooo:rsid="00197482" officeooo:paragraph-rsid="00197482" style:font-size-asian="12.25pt" style:font-size-complex="14pt"/>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ize="14pt" officeooo:rsid="0018b716" officeooo:paragraph-rsid="001957f1" style:font-size-asian="12.25pt" style:font-size-complex="14pt"/>
    </style:style>
    <style:style style:name="P1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officeooo:rsid="000afd56" officeooo:paragraph-rsid="0018b716" style:font-size-asian="12.25pt" style:font-size-complex="14pt"/>
    </style:style>
    <style:style style:name="P1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officeooo:rsid="000ea05f" officeooo:paragraph-rsid="001230d3" style:font-size-asian="12.25pt" style:font-size-complex="14pt"/>
    </style:style>
    <style:style style:name="P1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ize="14pt" officeooo:rsid="0018b716" officeooo:paragraph-rsid="0018b716" style:font-size-asian="12.25pt" style:font-size-complex="14pt"/>
    </style:style>
    <style:style style:name="P1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ize="14pt" fo:font-style="italic" officeooo:rsid="000ea05f" officeooo:paragraph-rsid="000ea05f" style:font-size-asian="12.25pt" style:font-style-asian="italic" style:font-size-complex="14pt" style:font-style-complex="italic"/>
    </style:style>
    <style:style style:name="P19"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502in"/>
        </style:tab-stops>
      </style:paragraph-properties>
      <style:text-properties fo:font-size="14pt" fo:font-style="italic" officeooo:rsid="000ea05f" officeooo:paragraph-rsid="001230d3" style:font-size-asian="12.25pt" style:font-style-asian="italic" style:font-size-complex="14pt" style:font-style-complex="italic"/>
    </style:style>
    <style:style style:name="T1" style:family="text">
      <style:text-properties officeooo:rsid="0009ca9d"/>
    </style:style>
    <style:style style:name="T2" style:family="text">
      <style:text-properties officeooo:rsid="000afd56"/>
    </style:style>
    <style:style style:name="T3" style:family="text">
      <style:text-properties officeooo:rsid="000d2288"/>
    </style:style>
    <style:style style:name="T4" style:family="text">
      <style:text-properties officeooo:rsid="000ff4b5"/>
    </style:style>
    <style:style style:name="T5" style:family="text">
      <style:text-properties officeooo:rsid="001230d3"/>
    </style:style>
    <style:style style:name="T6" style:family="text">
      <style:text-properties officeooo:rsid="0012fe1b"/>
    </style:style>
    <style:style style:name="T7" style:family="text">
      <style:text-properties officeooo:rsid="0017714e"/>
    </style:style>
    <style:style style:name="T8" style:family="text">
      <style:text-properties officeooo:rsid="0018b716"/>
    </style:style>
    <style:style style:name="T9" style:family="text">
      <style:text-properties officeooo:rsid="001957f1"/>
    </style:style>
    <style:style style:name="T10" style:family="text">
      <style:text-properties fo:font-style="italic" style:font-style-asian="italic" style:font-style-complex="italic"/>
    </style:style>
    <style:style style:name="T11" style:family="text">
      <style:text-properties officeooo:rsid="001e6d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Статистичний тест Колмогорова-Смірнова для визначення нормальності розподілу виборки</text:p>
      <text:p text:style-name="P1"/>
      <text:p text:style-name="P8">Вибірка – <text:span text:style-name="T2">2 виборки значень тривалості </text:span>натискан<text:span text:style-name="T2">ь</text:span> на клавішу “n” при вводі паролю: <text:span text:style-name="T2">з відкритого набору даних та набору, отриманого в результаті тестових випробувань.</text:span></text:p>
      <text:p text:style-name="P9">В якості еталону значень тесту було обрано результати тесту для нормального розподілу із статистичного пакету scipy.stats.kstest.</text:p>
      <text:p text:style-name="P9">Отримані наступні результати:</text:p>
      <text:list xml:id="list1095493634" text:style-name="L1">
        <text:list-item>
          <text:p text:style-name="P4">еталонний нормальний розподіл<text:span text:style-name="T1">: <text:s/>statistic=0.167, pvalue=0.574</text:span></text:p>
        </text:list-item>
        <text:list-item>
          <text:p text:style-name="P2"><text:span text:style-name="T2">дані, отриманого в результаті тестових випробувань: </text:span>statistic=0.521, pvalue=3.924e-08</text:p>
        </text:list-item>
        <text:list-item>
          <text:p text:style-name="P2"><text:span text:style-name="T2">дані з з відкритого набору даних</text:span>: <text:s/>statistic=0.534, pvalue=8.185e-09.</text:p>
        </text:list-item>
      </text:list>
      <text:p text:style-name="P15">Вважається, якщо статистика <text:s/>Колмогорова-Смірнова <text:span text:style-name="T3">значуща </text:span>(p &lt; 0.05), гіпотеза про те, що відповідний розподіл є нормальним, має бути відхилена, що підтверджується результатами тесту еталонної виборки (p = <text:span text:style-name="T1">0.574, </text:span>вибірка є нормальною). Відповідно розподіл виборок, отриманих в результаті випробувань та взятих з відкритих джерел, не є нормальним (p = <text:span text:style-name="T1">3.925e-08, </text:span>p = <text:span text:style-name="T1">8.185e-09</text:span>) <text:span text:style-name="T8">і до них мають застосовуватися непарметричні методи оцінювання.</text:span></text:p>
      <text:p text:style-name="P3"/>
      <text:p text:style-name="P5">Класифікації</text:p>
      <text:p text:style-name="P16"><text:span text:style-name="T4">Побудова всіх моделей для класифікації та наступної оцінки </text:span>проводилася на наборах уніграм з 4000 випробувань <text:span text:style-name="T2">відкритого набору даних, </text:span>які були класифіковні за 10 класами з того ж набору.</text:p>
      <text:p text:style-name="P11"/>
      <text:p text:style-name="P18">Логістична регресія</text:p>
      <text:p text:style-name="P11"><text:span text:style-name="T4">За результатом наступного</text:span> <text:span text:style-name="T4">прогнозу щодо того</text:span>, до якого з класів можна віднести набор даних, отриманих в результаті <text:s/><text:span text:style-name="T2">тестових випробувань, був отриманий найбільш близький клас, проте ймовірність такої схожесті виявилася на дуже низькому рівні, що дозволяє стверджувати, що набор даних тестових випробувань – унікальний за своїми характеристиками і не відповідає жодному з наборів з відкритих джерел: [4.385e-03, 2.306e-05, 3.985e-05, 9.818e-01, </text:span>4.44<text:span text:style-name="T4">2</text:span>e-06, 1.508e-07 2.38<text:span text:style-name="T4">7</text:span>e-06 5.284e-07, 1.376e-02 6.386e-11]</text:p>
      <text:p text:style-name="P12"><text:line-break/><text:span text:style-name="T10">Метод опорних векторів</text:span></text:p>
      <text:p text:style-name="P12"><text:span text:style-name="T5">Для калібрації моделі був використаний Наївний баєсів класифікатор</text:span><text:line-break/><text:span text:style-name="T5">Отримані за побудованою моделлю значення ймовірної подібності даних, що містяться в тестовому сеті і даних тренувального набору, становлять величини, близькі до нуля, наприклад: [5.030e-026, 1.998e-010, 1.909e-020, 0.000e+000,</text:span> <text:s/>1.35<text:span text:style-name="T6">6</text:span>e-073, 8.360e-079, 2.005e-064, 2.663e-036, 7.529e-018, 7.098e-051]</text:p>
      <text:p text:style-name="P11"/>
      <text:p text:style-name="P19">Random forest (англ. випадковий ліс)</text:p>
      <text:p text:style-name="P10">Даний метод продемонстрував <text:s/>результати, схожі з попередніми, проте оціночна ймовірність віднесення до певного класу тестових даних є вищою за <text:soft-page-break/>результати попередніх методів (<text:span text:style-name="T7">від тисячних відсотка </text:span>до десятків відсотків) і <text:span text:style-name="T11">в значній мірі</text:span> залежить від максимальної глибини побудови лісу.</text:p>
      <text:p text:style-name="P6"/>
      <text:p text:style-name="P7">Висновки</text:p>
      <text:p text:style-name="P17">Проведені дослідження показали, що результати вимірювання часу багаторазового ручного вводу певної комбінації символів не є нормально розподіленими і тому до них не можуть застосовуватися параметричні методи перевірки гіпотез.</text:p>
      <text:p text:style-name="P14">Методи, що базуються на побудові класифікаційних моделей, дозволяють ефективно проводити <text:span text:style-name="T9">постановку, вимірювання й</text:span> <text:span text:style-name="T9">перевірку гіпотез щодо подібності різних наборів даних. Так, дані з різних наборів, що за умовами експеріменту дійсно належать різним людям, суттєво відрізняються за своїми характеристиками, ймовірність гіпотези щодо їх подібності за більшістю вимірювань знаходиться на дуже низькому рівні, що часто наближається до нуля.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8T22:01:44.123991184</meta:creation-date>
    <dc:date>2021-01-29T03:23:19.913604820</dc:date>
    <meta:editing-duration>PT31M34S</meta:editing-duration>
    <meta:editing-cycles>13</meta:editing-cycles>
    <meta:generator>LibreOffice/6.0.7.3$Linux_X86_64 LibreOffice_project/00m0$Build-3</meta:generator>
    <meta:document-statistic meta:table-count="0" meta:image-count="0" meta:object-count="0" meta:page-count="2" meta:paragraph-count="19" meta:word-count="401" meta:character-count="3168" meta:non-whitespace-character-count="2778"/>
  </office:meta>
</office:document-meta>
</file>